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36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 style:data-style-name="N10">
      <style:table-cell-properties fo:background-color="#b2b2b2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eeeeee"/>
    </style:style>
    <style:style style:name="ce10" style:family="table-cell" style:parent-style-name="Default" style:data-style-name="N109"/>
    <style:style style:name="ce11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table table:name="Prei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Geschätzer Preis für ein Astrofoto auf AWS-EC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n der Region Frankfurt (eu-central-1), zu Beginn wird der Rechner aufgesetzt, zum Ende einer Tagessession heruntergefahren und nach der angegebenen Anzahl Tagen terminiert. Einträge in grau hinterlegte Zellen sind variab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Szenario</text:p>
          </table:table-cell>
          <table:table-cell table:style-name="ce5" office:value-type="string">
            <text:p>S</text:p>
          </table:table-cell>
          <table:table-cell table:style-name="ce5" office:value-type="string">
            <text:p>M</text:p>
          </table:table-cell>
          <table:table-cell table:style-name="ce5" office:value-type="string">
            <text:p>L</text:p>
          </table:table-cell>
          <table:table-cell table:style-name="ce5" office:value-type="string">
            <text:p>XL</text:p>
          </table:table-cell>
        </table:table-row>
        <table:table-row table:style-name="ro1">
          <table:table-cell office:value-type="string">
            <text:p>Anzahl Frames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300">
            <text:p>300</text:p>
          </table:table-cell>
        </table:table-row>
        <table:table-row table:style-name="ro1">
          <table:table-cell office:value-type="string">
            <text:p>Darks, Flats, Bias (1)</text:p>
          </table:table-cell>
          <table:table-cell table:style-name="ce7" office:value-type="percentage" office:value="0.8">
            <text:p>80%</text:p>
          </table:table-cell>
          <table:table-cell table:style-name="ce7" office:value-type="percentage" office:value="1">
            <text:p>100%</text:p>
          </table:table-cell>
          <table:table-cell table:style-name="ce7" office:value-type="percentage" office:value="0.8">
            <text:p>80%</text:p>
          </table:table-cell>
          <table:table-cell table:style-name="ce7" office:value-type="percentage" office:value="0.6">
            <text:p>60%</text:p>
          </table:table-cell>
        </table:table-row>
        <table:table-row table:style-name="ro1">
          <table:table-cell office:value-type="string">
            <text:p>Anzahl Darks, Flats, Bias</text:p>
          </table:table-cell>
          <table:table-cell table:formula="of:=[.B7]*[.B6]" office:value-type="float" office:value="16">
            <text:p>16</text:p>
          </table:table-cell>
          <table:table-cell table:formula="of:=[.C7]*[.C6]" office:value-type="float" office:value="50">
            <text:p>50</text:p>
          </table:table-cell>
          <table:table-cell table:formula="of:=[.D7]*[.D6]" office:value-type="float" office:value="120">
            <text:p>120</text:p>
          </table:table-cell>
          <table:table-cell table:formula="of:=[.E7]*[.E6]" office:value-type="float" office:value="180">
            <text:p>180</text:p>
          </table:table-cell>
        </table:table-row>
        <table:table-row table:style-name="ro1">
          <table:table-cell office:value-type="string">
            <text:p>Bildgröße</text:p>
          </table:table-cell>
          <table:table-cell table:style-name="ce6" office:value-type="string">
            <text:p>APS-C</text:p>
          </table:table-cell>
          <table:table-cell table:formula="of:=[.B9]" office:value-type="string" office:string-value="APS-C">
            <text:p>APS-C</text:p>
          </table:table-cell>
          <table:table-cell table:formula="of:=[.B9]" office:value-type="string" office:string-value="APS-C">
            <text:p>APS-C</text:p>
          </table:table-cell>
          <table:table-cell table:formula="of:=[.B9]" office:value-type="string" office:string-value="APS-C">
            <text:p>APS-C</text:p>
          </table:table-cell>
        </table:table-row>
        <table:table-row table:style-name="ro1">
          <table:table-cell office:value-type="string">
            <text:p>Speicher pro Frame in xisf (2) / MiB</text:p>
          </table:table-cell>
          <table:table-cell table:style-name="ce6" office:value-type="float" office:value="80">
            <text:p>80</text:p>
          </table:table-cell>
          <table:table-cell table:formula="of:=[.B10]" office:value-type="float" office:value="80">
            <text:p>80</text:p>
          </table:table-cell>
          <table:table-cell table:formula="of:=[.B10]" office:value-type="float" office:value="80">
            <text:p>80</text:p>
          </table:table-cell>
          <table:table-cell table:formula="of:=[.B10]" office:value-type="float" office:value="80">
            <text:p>80</text:p>
          </table:table-cell>
        </table:table-row>
        <table:table-row table:style-name="ro1">
          <table:table-cell office:value-type="string">
            <text:p>Projekt Speicherplatz (3) / GiB</text:p>
          </table:table-cell>
          <table:table-cell table:style-name="ce8" table:formula="of:=ROUNDUP((2*[.B10]*[.B6]+[.B10]*[.B8]+3*[.B10]*[.B6]*2)/1024*1.25; -1)" office:value-type="float" office:value="20">
            <text:p>20</text:p>
          </table:table-cell>
          <table:table-cell table:style-name="ce8" table:formula="of:=ROUNDUP((2*[.C10]*[.C6]+[.C10]*[.C8]+3*[.C10]*[.C6]*2)/1024*1.25; -1)" office:value-type="float" office:value="50">
            <text:p>50</text:p>
          </table:table-cell>
          <table:table-cell table:style-name="ce8" table:formula="of:=ROUNDUP((2*[.D10]*[.D6]+[.D10]*[.D8]+3*[.D10]*[.D6]*2)/1024*1.25; -1)" office:value-type="float" office:value="130">
            <text:p>130</text:p>
          </table:table-cell>
          <table:table-cell table:style-name="ce8" table:formula="of:=ROUNDUP((2*[.E10]*[.E6]+[.E10]*[.E8]+3*[.E10]*[.E6]*2)/1024*1.25; -1)" office:value-type="float" office:value="260">
            <text:p>260</text:p>
          </table:table-cell>
        </table:table-row>
        <table:table-row table:style-name="ro1">
          <table:table-cell office:value-type="string">
            <text:p>Dauer der Bearbeitung / h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4">
            <text:p>24</text:p>
          </table:table-cell>
        </table:table-row>
        <table:table-row table:style-name="ro1">
          <table:table-cell office:value-type="string">
            <text:p>Bearbeitung verteilt auf x Tage / 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stance Type „compute intensive“</text:p>
          </table:table-cell>
          <table:table-cell table:style-name="ce6" office:value-type="string">
            <text:p>c5.2xlarge</text:p>
          </table:table-cell>
          <table:table-cell table:style-name="ce6" office:value-type="string">
            <text:p>c5.4xlarge</text:p>
          </table:table-cell>
          <table:table-cell table:style-name="ce6" office:value-type="string">
            <text:p>c5.9xlarge</text:p>
          </table:table-cell>
          <table:table-cell table:style-name="ce6" office:value-type="string">
            <text:p>c5.12xlarge</text:p>
          </table:table-cell>
        </table:table-row>
        <table:table-row table:style-name="ro1">
          <table:table-cell office:value-type="string">
            <text:p>Anzahl vCPU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48">
            <text:p>48</text:p>
          </table:table-cell>
        </table:table-row>
        <table:table-row table:style-name="ro1">
          <table:table-cell office:value-type="string">
            <text:p>RAM Speichergröße der Instanz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96">
            <text:p>96</text:p>
          </table:table-cell>
        </table:table-row>
        <table:table-row table:style-name="ro1">
          <table:table-cell office:value-type="string">
            <text:p>Preis der Instanz Stunde (4) / h</text:p>
          </table:table-cell>
          <table:table-cell table:style-name="ce6" office:value-type="float" office:value="0.388">
            <text:p>0,388</text:p>
          </table:table-cell>
          <table:table-cell table:style-name="ce6" office:value-type="float" office:value="0.776">
            <text:p>0,776</text:p>
          </table:table-cell>
          <table:table-cell table:style-name="ce6" office:value-type="float" office:value="1.746">
            <text:p>1,746</text:p>
          </table:table-cell>
          <table:table-cell table:style-name="ce6" office:value-type="float" office:value="2.328">
            <text:p>2,328</text:p>
          </table:table-cell>
        </table:table-row>
        <table:table-row table:style-name="ro1">
          <table:table-cell office:value-type="string">
            <text:p>Preis aktive Bearbeitung / USD</text:p>
          </table:table-cell>
          <table:table-cell table:formula="of:=[.B12]*[.B18]" office:value-type="float" office:value="1.552">
            <text:p>1,552</text:p>
          </table:table-cell>
          <table:table-cell table:formula="of:=[.C12]*[.C18]" office:value-type="float" office:value="6.208">
            <text:p>6,208</text:p>
          </table:table-cell>
          <table:table-cell table:formula="of:=[.D12]*[.D18]" office:value-type="float" office:value="27.936">
            <text:p>27,936</text:p>
          </table:table-cell>
          <table:table-cell table:formula="of:=[.E12]*[.E18]" office:value-type="float" office:value="55.872">
            <text:p>55,872</text:p>
          </table:table-cell>
        </table:table-row>
        <table:table-row table:style-name="ro1">
          <table:table-cell office:value-type="string">
            <text:p>Preis EBS pro GB und Monat (4) / USD</text:p>
          </table:table-cell>
          <table:table-cell table:style-name="ce6" office:value-type="float" office:value="0.119">
            <text:p>0,119</text:p>
          </table:table-cell>
          <table:table-cell table:formula="of:=[.B20]" office:value-type="float" office:value="0.119">
            <text:p>0,119</text:p>
          </table:table-cell>
          <table:table-cell table:formula="of:=[.B20]" office:value-type="float" office:value="0.119">
            <text:p>0,119</text:p>
          </table:table-cell>
          <table:table-cell table:formula="of:=[.B20]" office:value-type="float" office:value="0.119">
            <text:p>0,119</text:p>
          </table:table-cell>
        </table:table-row>
        <table:table-row table:style-name="ro1">
          <table:table-cell office:value-type="string">
            <text:p>Preis des Projektspeichers (4) / USD</text:p>
          </table:table-cell>
          <table:table-cell table:style-name="ce10" table:formula="of:=[.B20]*[.B11]*[.B13]/30" office:value-type="float" office:value="0.0793333333333333">
            <text:p>0,079</text:p>
          </table:table-cell>
          <table:table-cell table:style-name="ce10" table:formula="of:=[.C20]*[.C11]*[.C13]/30" office:value-type="float" office:value="0.396666666666667">
            <text:p>0,397</text:p>
          </table:table-cell>
          <table:table-cell table:style-name="ce10" table:formula="of:=[.D20]*[.D11]*[.D13]/30" office:value-type="float" office:value="2.06266666666667">
            <text:p>2,063</text:p>
          </table:table-cell>
          <table:table-cell table:style-name="ce10" table:formula="of:=[.E20]*[.E11]*[.E13]/30" office:value-type="float" office:value="6.188">
            <text:p>6,188</text:p>
          </table:table-cell>
        </table:table-row>
        <table:table-row table:style-name="ro1">
          <table:table-cell table:style-name="ce4" office:value-type="string">
            <text:p>Gesamtpreis / USD</text:p>
          </table:table-cell>
          <table:table-cell table:style-name="ce11" table:formula="of:=[.B21]+[.B19]" office:value-type="float" office:value="1.63133333333333">
            <text:p>1,631</text:p>
          </table:table-cell>
          <table:table-cell table:style-name="ce11" table:formula="of:=[.C21]+[.C19]" office:value-type="float" office:value="6.60466666666667">
            <text:p>6,605</text:p>
          </table:table-cell>
          <table:table-cell table:style-name="ce11" table:formula="of:=[.D21]+[.D19]" office:value-type="float" office:value="29.9986666666667">
            <text:p>29,999</text:p>
          </table:table-cell>
          <table:table-cell table:style-name="ce11" table:formula="of:=[.E21]+[.E19]" office:value-type="float" office:value="62.06">
            <text:p>62,0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(1) Als Anteil zur Anzahl der Frames</text:p>
          </table:table-cell>
          <table:table-cell table:number-columns-repeated="4"/>
        </table:table-row>
        <table:table-row table:style-name="ro1">
          <table:table-cell office:value-type="string">
            <text:p>(2) unkomprimiert, ein Kanal</text:p>
          </table:table-cell>
          <table:table-cell table:number-columns-repeated="4"/>
        </table:table-row>
        <table:table-row table:style-name="ro1">
          <table:table-cell office:value-type="string">
            <text:p>(3) Unter Nutzung des Skripts BatchPreProcessing (BPP), aufgerundet auf volle 10 GiB</text:p>
          </table:table-cell>
          <table:table-cell table:number-columns-repeated="4"/>
        </table:table-row>
        <table:table-row table:style-name="ro1">
          <table:table-cell office:value-type="string">
            <text:p>(4) Empfohlene Mindesausstattung von PixInsight</text:p>
          </table:table-cell>
          <table:table-cell table:number-columns-repeated="4"/>
        </table:table-row>
        <table:table-row table:style-name="ro1">
          <table:table-cell office:value-type="string">
            <text:p>(4) Preise Stand von Oktober 2020, siehe <text:a xlink:href="https://aws.amazon.com/de/ec2/pricing/on-demand/">https://aws.amazon.com/de/ec2/pricing/on-demand/</text:a> für aktuelle Preise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3" number:min-integer-digits="1"/>
      <number:text>%</number:text>
    </number:percentage-style>
    <number:percentage-style style:name="N107">
      <number:number number:decimal-places="4" number:min-integer-digits="1"/>
      <number:text>%</number:text>
    </number:percentage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7">27.09.2020</text:date>, <text:time>17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Scheidtmann</meta:initial-creator>
    <meta:creation-date>2020-09-27T15:32:03.75</meta:creation-date>
    <dc:date>2020-09-27T17:46:37.09</dc:date>
    <dc:creator>Jens Scheidtmann</dc:creator>
    <meta:editing-duration>PT1H12M30S</meta:editing-duration>
    <meta:editing-cycles>7</meta:editing-cycles>
    <meta:generator>OpenOffice/4.1.5$Win32 OpenOffice.org_project/415m1$Build-9789</meta:generator>
    <meta:document-statistic meta:table-count="1" meta:cell-count="92" meta:object-count="0"/>
  </office:meta>
</office:document-meta>
</file>